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ichamento" style:family="table">
      <style:table-properties style:width="25.7cm" table:align="margins"/>
    </style:style>
    <style:style style:name="Fichamento.A" style:family="table-column">
      <style:table-column-properties style:column-width="4.279cm" style:rel-column-width="2426*"/>
    </style:style>
    <style:style style:name="Fichamento.B" style:family="table-column">
      <style:table-column-properties style:column-width="6.094cm" style:rel-column-width="3455*"/>
    </style:style>
    <style:style style:name="Fichamento.C" style:family="table-column">
      <style:table-column-properties style:column-width="7.557cm" style:rel-column-width="4284*"/>
    </style:style>
    <style:style style:name="Fichamento.D" style:family="table-column">
      <style:table-column-properties style:column-width="1.155cm" style:rel-column-width="655*"/>
    </style:style>
    <style:style style:name="Fichamento.E" style:family="table-column">
      <style:table-column-properties style:column-width="6.615cm" style:rel-column-width="3750*"/>
    </style:style>
    <style:style style:name="Ficha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Fichamento.E1" style:family="table-cell">
      <style:table-cell-properties fo:padding="0.097cm" fo:border="0.05pt solid #000000"/>
    </style:style>
    <style:style style:name="Fichamento.A2" style:family="table-cell">
      <style:table-cell-properties fo:padding="0.097cm" fo:border-left="0.05pt solid #000000" fo:border-right="none" fo:border-top="none" fo:border-bottom="0.05pt solid #000000"/>
    </style:style>
    <style:style style:name="Fichamento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Arial"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paragraph-properties fo:margin-left="0.079cm" fo:margin-right="-0.009cm" fo:text-align="justify" style:justify-single-word="false" fo:text-indent="-0.03cm" style:auto-text-indent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 style:list-style-name="L1">
      <style:paragraph-properties fo:margin-left="-0.009cm" fo:margin-right="-0.009cm" fo:text-align="justify" style:justify-single-word="false" fo:text-indent="0cm" style:auto-text-indent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Fichamento" table:style-name="Fichamento">
        <table:table-column table:style-name="Fichamento.A"/>
        <table:table-column table:style-name="Fichamento.B"/>
        <table:table-column table:style-name="Fichamento.C"/>
        <table:table-column table:style-name="Fichamento.D"/>
        <table:table-column table:style-name="Fichamento.E"/>
        <table:table-row>
          <table:table-cell table:style-name="Fichamento.A1" office:value-type="string">
            <text:p text:style-name="P3">Diretório</text:p>
          </table:table-cell>
          <table:table-cell table:style-name="Fichamento.A1" office:value-type="string">
            <text:p text:style-name="P3">Referência Bibliográfica</text:p>
          </table:table-cell>
          <table:table-cell table:style-name="Fichamento.A1" office:value-type="string">
            <text:p text:style-name="P3">Descrever</text:p>
          </table:table-cell>
          <table:table-cell table:style-name="Fichamento.A1" office:value-type="string">
            <text:p text:style-name="P3">Pág.</text:p>
          </table:table-cell>
          <table:table-cell table:style-name="Fichamento.E1" office:value-type="string">
            <text:p text:style-name="P3">Trecho</text:p>
          </table:table-cell>
        </table:table-row>
        <table:table-row>
          <table:table-cell table:style-name="Fichamento.A2" table:number-rows-spanned="19" office:value-type="string">
            <text:p text:style-name="P5">Docs/Artigos/CRM/1 VALENTE - TCC</text:p>
            <text:p text:style-name="P5"/>
          </table:table-cell>
          <table:table-cell table:style-name="Fichamento.A2" office:value-type="string">
            <text:p text:style-name="P2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    </table:table-cell>
          <table:table-cell table:style-name="Fichamento.A2" office:value-type="string">
            <text:list xml:id="list833957690" text:style-name="L1">
              <text:list-header>
                <text:p text:style-name="P8">Segundo Rapp e Collins (1996:252) As fases do Marketing.estão dividas em:</text:p>
                <text:p text:style-name="P9">Era do Marketing, Era da Segmentação, Era do Marketing de Nicho, Era do Cliente.</text:p>
                <text:p text:style-name="P9"/>
              </text:list-header>
            </text:list>
          </table:table-cell>
          <table:table-cell table:style-name="Fichamento.A2" office:value-type="string">
            <text:p text:style-name="P5">26</text:p>
          </table:table-cell>
          <table:table-cell table:style-name="Fichamento.E2" office:value-type="string">
            <text:p text:style-name="P5">Era do Marketing de Massa: a era da produção em massa e da propaganda de massa emergiu</text:p>
            <text:p text:style-name="P5">após a Segunda Grande Guerra e teve seu apogeu nos anos 50 e 60. O cliente transformou-se em</text:p>
            <text:p text:style-name="P5">consumidor, revelando pela própria natureza do nome um distanciamento no relacionamento,</text:p>
            <text:p text:style-name="P5">uma vez que a empresa não estava interessada em conhecê-los.</text:p>
            <text:p text:style-name="P5">Era da Segmentação: na década de 70 proliferaram técnicas de segmentação de mercado,</text:p>
            <text:p text:style-name="P5">permitindo dirigir o esforço de marketing a grupos de consumidores mais homogêneos. A partir</text:p>
            <text:p text:style-name="P5">desse momento, as empresas foram obrigadas a buscar informações sobre os cliente a fim de</text:p>
            <text:p text:style-name="P5">dividi-los em grupos semelhantes.</text:p>
            <text:p text:style-name="P5">Era do Marketing de Nicho: Nos anos 80 o mercado foi repartido em grupos cada vez</text:p>
            <text:p text:style-name="P5">menores de consumidores – cada grupo com necessidades e desejos específicos.</text:p>
            <text:p text:style-name="P5">Era do Cliente: nos anos 90 os <text:soft-page-break/>consumidores quiseram voltar a ser clientes, no sentido de</text:p>
            <text:p text:style-name="P5">serem tratados como indivíduos, com suas necessidades entendidas e atendidas com produtos ou</text:p>
            <text:p text:style-name="P5">serviços de maior qualidade e valor extra.</text:p>
          </table:table-cell>
        </table:table-row>
        <table:table-row>
          <table:covered-table-cell/>
          <table:table-cell table:style-name="Fichamento.A2" office:value-type="string">
            <text:p text:style-name="P5"/>
            <text:p text:style-name="P5">BERRY, Leonard L., "Relationship Marketing," Emerging Perspectives in Services Marketing,</text:p>
            <text:p text:style-name="P5">American Marketing Association – Chicago, Illinois: 1983.</text:p>
          </table:table-cell>
          <table:table-cell table:style-name="Fichamento.A2" office:value-type="string">
            <text:p text:style-name="P5">A primeira citação sobre o marketing de relacionamento veio do autor BERRY (1986), onde este enfatizava a atração, manutenção e organização na relação com os clientes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O conceito de Marketing de Relacionamento não é novo. Berry (1983) foi o primeiro</text:p>
            <text:p text:style-name="P5">autor a utilizar a expressão definindo como “a atração, manutenção e – em organizações</text:p>
            <text:p text:style-name="P5">multisserviços – a ênfase nos relacionamento com clientes”. </text:p>
          </table:table-cell>
        </table:table-row>
        <table:table-row>
          <table:covered-table-cell/>
          <table:table-cell table:style-name="Fichamento.A2" office:value-type="string">
            <text:p text:style-name="P5">GREENBERG, Paul. Os quatro ases do CRM – HSM Management, março-abril de 2002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9</text:p>
          </table:table-cell>
          <table:table-cell table:style-name="Fichamento.E2" office:value-type="string">
            <text:p text:style-name="P5"><text:s/>No século XXI, o cliente é o</text:p>
            <text:p text:style-name="P5">indivíduo ou grupo que troca valor com outra pessoa ou grupo (Greenberg, 2002:48).</text:p>
          </table:table-cell>
        </table:table-row>
        <table:table-row>
          <table:covered-table-cell/>
          <table:table-cell table:style-name="Fichamento.A2" table:number-rows-spanned="2" office:value-type="string">
            <text:p text:style-name="P5">ROSA, Fernando de, Canais de atendimento eletrônico e satisfação, retenção e rentabilidade</text:p>
            <text:p text:style-name="P5">de clientes em bancos / Fernando de Rosa. – São Paulo, Faculdade de Economia,</text:p>
            <text:p text:style-name="P5">Administração e Contabilidade da Universidade de São Paulo, 2001. (Tese de Doutorado</text:p>
            <text:p text:style-name="P5">apresentada ao Curso de Pós-Graduação em Administração <text:soft-page-break/>da FEA/USP).</text:p>
          </table:table-cell>
          <table:table-cell table:style-name="Fichamento.A2" office:value-type="string">
            <text:p text:style-name="P5">Reter clientes é mais vantajoso do que conquistar porque reduz os esforço na na abordagem do cliente, facilitando o dialógo da empresa e o cliente em busca de sugestões na elaboração de produtos,. Para atraí-lo um novo é preciso investimentos como gastos em propandas <text:s/></text:p>
          </table:table-cell>
          <table:table-cell table:style-name="Fichamento.A2" office:value-type="string">
            <text:p text:style-name="P5">42</text:p>
          </table:table-cell>
          <table:table-cell table:style-name="Fichamento.E2" office:value-type="string">
            <text:p text:style-name="P5">Para Rosa (2001:78) a retenção do portfólio de clientes é <text:s/>uma alternativa muito mais econômica do que a conquista de novos clientes, por aumentar a competitividade, produtividade e criação de valor percebido pelo cliente</text:p>
          </table:table-cell>
        </table:table-row>
        <table:table-row>
          <table:covered-table-cell/>
          <table:covered-table-cell/>
          <table:table-cell table:style-name="Fichamento.A2" office:value-type="string">
            <text:p text:style-name="P5">Um indicador de sucesso que tem grande relevância nos assuntos de marketing de relacional é contentar <text:s text:c="3"/>os vislubramento do cliente.</text:p>
          </table:table-cell>
          <table:table-cell table:style-name="Fichamento.A2" office:value-type="string">
            <text:p text:style-name="P5">46</text:p>
          </table:table-cell>
          <table:table-cell table:style-name="Fichamento.E2" office:value-type="string">
            <text:p text:style-name="P5">O marketing de relacionamento tem realçado a importância do estudo da satisfação do</text:p>
            <text:p text:style-name="P5">cliente, especialmente pelo fato <text:soft-page-break/>de esta ser tratada como um indicador de sucesso dos esforços de</text:p>
            <text:p text:style-name="P5">marketing (Rosa, 2001:48). </text:p>
          </table:table-cell>
        </table:table-row>
        <table:table-row>
          <table:covered-table-cell/>
          <table:table-cell table:style-name="Fichamento.A2" office:value-type="string">
            <text:p text:style-name="P5">STONE, Merlin, WOODCOCK, Neil. Marketing de Relacionamento – São Paulo: Littera Mundi,</text:p>
            <text:p text:style-name="P5">1998.</text:p>
          </table:table-cell>
          <table:table-cell table:style-name="Fichamento.A2" office:value-type="string">
            <text:p text:style-name="P5">Para conseguir captar cliente é necessário um investigação para identificar quais são os ponteciais cliente (prospects) e seus interesses de compra, diante disto é direcionar a comunicação e os esforços para venda. <text:s/></text:p>
          </table:table-cell>
          <table:table-cell table:style-name="Fichamento.A2" office:value-type="string">
            <text:p text:style-name="P5">43</text:p>
          </table:table-cell>
          <table:table-cell table:style-name="Fichamento.E2" office:value-type="string">
            <text:p text:style-name="P5">Um sistema de aquisição de novos clientes inclui um envolvimento intenso de pré-vendas com o objetivo de colocar o vendedor diante de um cliente potencial com pré-disposição à</text:p>
            <text:p text:style-name="P5">compra. identificar tais “prospects” bem como seus interesses de compra. (Stone e woodcock, 1998:94)</text:p>
          </table:table-cell>
        </table:table-row>
        <table:table-row>
          <table:covered-table-cell/>
          <table:table-cell table:style-name="Fichamento.A2" office:value-type="string">
            <text:p text:style-name="P5">REICHHELD, Frederick F., The loyalty effect: the hidden force behind growth, profits, and</text:p>
            <text:p text:style-name="P5">lasting value / Frederick F. Reichheld with Thomas Teal – Boston: Harvard Business</text:p>
            <text:p text:style-name="P5">School Press, 1996.</text:p>
          </table:table-cell>
          <table:table-cell table:style-name="Fichamento.A2" office:value-type="string">
            <text:p text:style-name="P5">Reduzindo a evasão dos clientes em um taxa 5%, as empresas podem aumentar sua lucratividade em até 25 e 85%.</text:p>
          </table:table-cell>
          <table:table-cell table:style-name="Fichamento.A2" office:value-type="string">
            <text:p text:style-name="P5">44</text:p>
          </table:table-cell>
          <table:table-cell table:style-name="Fichamento.E2" office:value-type="string">
            <text:p text:style-name="P5">Reichheld (1996:301) afirma que as empresas podem melhorar os lucros entre 25 e 85%</text:p>
            <text:p text:style-name="P5">ao reduzir a taxa de abandono de consumidores em 5%. </text:p>
          </table:table-cell>
        </table:table-row>
        <table:table-row>
          <table:covered-table-cell/>
          <table:table-cell table:style-name="Fichamento.A2" office:value-type="string">
            <text:p text:style-name="P5">KOTLER, Philip. Administração de Marketing: análise, planejamento, implementação e Controle – 5. ed. São Paulo: Atlas, 1998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4</text:p>
          </table:table-cell>
          <table:table-cell table:style-name="Fichamento.E2" office:value-type="string">
            <text:p text:style-name="P5">Kotler (1998:59) <text:s/>“a chave para a retenção do consumidor é sua satisfação (1998:39)”.</text:p>
          </table:table-cell>
        </table:table-row>
        <table:table-row>
          <table:covered-table-cell/>
          <table:table-cell table:style-name="Fichamento.A2" office:value-type="string">
            <text:p text:style-name="P5">NEWELL, Frederick. Fidelidade.com – São Paulo: Makron Books, 2000.</text:p>
          </table:table-cell>
          <table:table-cell table:style-name="Fichamento.A2" office:value-type="string">
            <text:p text:style-name="P5">Atualmente não basta só satisfazer o cliente para obter sua fidelidade, pois estes estão mais exigentes e querem sempre mais.</text:p>
          </table:table-cell>
          <table:table-cell table:style-name="Fichamento.A2" office:value-type="string">
            <text:p text:style-name="P5">56</text:p>
          </table:table-cell>
          <table:table-cell table:style-name="Fichamento.E2" office:value-type="string">
            <text:p text:style-name="P5">Newell (2000:25) “já é</text:p>
            <text:p text:style-name="P5">coisa do passado, pois hoje os clientes exigem mais do que a simples satisfação em retorno por</text:p>
            <text:p text:style-name="P5">sua fidelidade”.</text:p>
          </table:table-cell>
        </table:table-row>
        <table:table-row>
          <table:covered-table-cell/>
          <table:table-cell table:style-name="Fichamento.A2" office:value-type="string">
            <text:p text:style-name="P5">McKENNA, Regis. Marketing <text:soft-page-break/>de Relacionamento. Estratégias bem-sucedidas para a era do</text:p>
            <text:p text:style-name="P5">cliente / Regis McKenna – Rio de Janeiro: Campus, 1992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56</text:p>
          </table:table-cell>
          <table:table-cell table:style-name="Fichamento.E2" office:value-type="string">
            <text:p text:style-name="P5">McKenna afirma que “o Marketing <text:soft-page-break/>Moderno é uma batalha para obter a fidelidade dos</text:p>
            <text:p text:style-name="P5">clientes” (1992:12). </text:p>
          </table:table-cell>
        </table:table-row>
        <table:table-row>
          <table:covered-table-cell/>
          <table:table-cell table:style-name="Fichamento.A2" office:value-type="string">
            <text:p text:style-name="P5">OLIVER, Richard L., Satisfaction: A Behavioral Perspective on the consumer, New York:</text:p>
            <text:p text:style-name="P5">McGraw Hill, 1997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57</text:p>
          </table:table-cell>
          <table:table-cell table:style-name="Fichamento.E2" office:value-type="string">
            <text:p text:style-name="P5">Oliver (1997:6) define fidelidade como “um compromisso forte em recomprar ou repatrocinar um produto ou serviço preferido consistentemente no futuro, apesar das influências circunstanciais e tentativas de marketing, que podem acarretar um comportamento de troca”.</text:p>
          </table:table-cell>
        </table:table-row>
        <table:table-row>
          <table:covered-table-cell/>
          <table:table-cell table:style-name="Fichamento.A2" office:value-type="string">
            <text:p text:style-name="P4">PEPPERS, Don, ROGERS, Martha. CRM Series – Call Center 1 to 1 – São Paulo: Makron</text:p>
            <text:p text:style-name="P4">Books, 2001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71</text:p>
          </table:table-cell>
          <table:table-cell table:style-name="Fichamento.E2" office:value-type="string">
            <text:p text:style-name="P5">Para Peppers e Rogers (2001:32) “os clientes são diferentes para a empresa em seu valor e</text:p>
            <text:p text:style-name="P5">em suas necessidades”.</text:p>
          </table:table-cell>
        </table:table-row>
        <table:table-row>
          <table:covered-table-cell/>
          <table:table-cell table:style-name="Fichamento.A2" office:value-type="string">
            <text:p text:style-name="P5">PEPPERS, Don, ROGERS, Martha. CRM Series – Marketing 1 to 1: Um Guia Executivo para</text:p>
            <text:p text:style-name="P5">Entender e Implantar Estratégias de Customer Relationship Management – 1 ed.: Peppers</text:p>
            <text:p text:style-name="P5">and Rogers Group do Brasil, 2000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71</text:p>
          </table:table-cell>
          <table:table-cell table:style-name="Fichamento.E2" office:value-type="string">
            <text:p text:style-name="P5">Rogers (2000:28) acreditam que “o valor real do cliente é simplesmente a soma de toda a lucratividade gerada pelo cliente em suas transações com a empresa e os negócios gerados por sua referência”. 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 função da TI tem se transformado nestes ultimos vinte anos, parte essencial para as empresas. <text:s/>Tornou-<text:soft-page-break/>se um ponto chave para estrategia das empresas devido a centralização das tecnologias de hardware, software e componentes individuais. </text:p>
            <text:p text:style-name="P5"/>
            <text:p text:style-name="P5">Ficou notável para as empresas o modo como se trabalha com a internet que no inicio servia só para consultar informações e agora <text:s/>é vital para que as empresas stinjam novos mercados.</text:p>
          </table:table-cell>
          <table:table-cell table:style-name="Fichamento.A2" office:value-type="string">
            <text:p text:style-name="P5">74</text:p>
          </table:table-cell>
          <table:table-cell table:style-name="Fichamento.E2" office:value-type="string">
            <text:p text:style-name="P5">Isso mostra o quanto, durante os anos 90, o papel da Tecnologia da Informação foi</text:p>
            <text:p text:style-name="P5"><text:soft-page-break/>importante nas empresas. O foco passou de hardware, software e componentes individuais para a integração de tudo isso em soluções de negócios que se tornaram chave para a estratégia</text:p>
            <text:p text:style-name="P5">organizacional.</text:p>
            <text:p text:style-name="P5"><text:s/>A <text:s/>internet, que antes era utilizada apenas como fonte de</text:p>
            <text:p text:style-name="P5">informação, também vem mudando a maneira como as empresas trabalham. Custos baixos, qualidade dos produtos, produtividade e eficiência de processos são condições sine qua non para</text:p>
            <text:p text:style-name="P5">que as empresas continuem no mercado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Para uma venda por meio do telemarketing não se tornar inconveniente o consumidor tem que ter um conhecimento daquilo que está <text:s/>sendo oferecido. Dentre as estratégias do marketing de relacionamento a <text:s text:c="2"/>antecipação de uma venda ao consumidor é uma maneira de se aproximar do cliente e deste memorizar a marca.</text:p>
          </table:table-cell>
          <table:table-cell table:style-name="Fichamento.A2" office:value-type="string">
            <text:p text:style-name="P5">86</text:p>
          </table:table-cell>
          <table:table-cell table:style-name="Fichamento.E2" office:value-type="string">
            <text:p text:style-name="P5">Ansiosas pela venda, uma ação isolada de telemarketing ativo, por exemplo, pode desgastar profundamente a imagem da marca, caso o consumidor não esteja preparado para receber a oferta. O diálogo com o público antes da abordagem de venda é fundamental dentro de uma estratégia de marketing de relacionamento: desde a criação e consolidação da marca na</text:p>
            <text:p text:style-name="P5">mente do consumidor, até as táticas de aproximação por marketing direto suportadas por databases eficientes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 mudança de postura de uma organização perante seus clientes deve partir primeiramente dos cargos gerenciais, pois estes elaboram, decidem e determinam o modo de como atender e as demais atividades executadas pelos colaboradores.</text:p>
          </table:table-cell>
          <table:table-cell table:style-name="Fichamento.A2" office:value-type="string">
            <text:p text:style-name="P5">104</text:p>
          </table:table-cell>
          <table:table-cell table:style-name="Fichamento.E2" office:value-type="string">
            <text:p text:style-name="P5">Definição e Planejamento do Modelo de Relacionamento. Nessa etapa, é indispensável o envolvimento da alta direção, pois implica numa série de decisões que determinarão uma mudança de postura em relação ao cliente, atendimento e diversas outras atividades realizadas que precisam ser repensadas para adaptar a empresa à nova realidade”.</text:p>
          </table:table-cell>
        </table:table-row>
        <table:table-row>
          <table:covered-table-cell/>
          <table:table-cell table:style-name="Fichamento.A2" office:value-type="string">
            <text:p text:style-name="P5">META GROUP (2001), Integration: Critical Issues for Implementation of CRM Solutions –</text:p>
            <text:p text:style-name="P5">Stanford: Meta Group Inc, February,2001.</text:p>
          </table:table-cell>
          <table:table-cell table:style-name="Fichamento.A2" office:value-type="string">
            <text:p text:style-name="P5">O CRM consiste em três tipos: Operacional, Analítico e Colaborativo. No quadro seguinte é apresentado os pontos que indicam a evolução <text:s/>para se enquadrar entre os tipos.</text:p>
            <text:p text:style-name="P5"/>
            <text:p text:style-name="P5"/>
            <text:p text:style-name="P5">CRM Operacional</text:p>
            <text:p text:style-name="P5"/>
            <text:p text:style-name="P5">Está focado em tornar eficiente os canais com os clientes, auxiliando-os nas atividades do dia a dia. Obtem-se isto com a construção de call-centers, automatização de forças de vendas, telemarketing e sítio eletrônico etc. <text:s/></text:p>
          </table:table-cell>
          <table:table-cell table:style-name="Fichamento.A2" office:value-type="string">
            <text:p text:style-name="P5">106</text:p>
          </table:table-cell>
          <table:table-cell table:style-name="Fichamento.E2" office:value-type="string">
            <text:p text:style-name="P5">Ao escalonar a implantação do software, as empresas seguem os três estágios evolutivos</text:p>
            <text:p text:style-name="P5">em que o CRM se divide de acordo com o Meta Group (2001:5), como apresenta a figura 15:</text:p>
            <text:p text:style-name="P5"/>
            <text:p text:style-name="P5">O primeiro estágio é o CRM Operacional. Nesta etapa a empresa busca abrir canais com o</text:p>
            <text:p text:style-name="P5">cliente, implantando call-centers e soluções de automação da força de vendas, especialmente. São</text:p>
            <text:p text:style-name="P5">processos e tecnologias de negócios que ajudam a melhorar a eficiência e a eficácia das</text:p>
            <text:p text:style-name="P5">operações cotidianas com o cliente.</text:p>
            <text:p text:style-name="P5"/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RM Operacional é o conjunto de aplicações de tecnologia da informação para faz melhorar a eficiência do relação com o cliente. Abragendo os sistemas de Automação de força de vendas, comércio eletrônico e a forma evoluída dos call-centers os chamados centros de interação com os clientes (CIC).</text:p>
            <text:p text:style-name="P5"/>
            <text:p text:style-name="P5"/>
          </table:table-cell>
          <table:table-cell table:style-name="Fichamento.A2" office:value-type="string">
            <text:p text:style-name="P5">109</text:p>
          </table:table-cell>
          <table:table-cell table:style-name="Fichamento.E2" office:value-type="string">
            <text:p text:style-name="P5">Peppers e Rogers (2001:50) definem o CRM Operacional como “a aplicação da tecnologia da informação</text:p>
            <text:p text:style-name="P5">(TI) para melhorar a eficiência do relacionamento entre clientes e a empresa. Estão entre os</text:p>
            <text:p text:style-name="P5">produtos do CRM Operacional as aplicações de automação da força de vendas (SFA), de sistemas</text:p>
            <text:p text:style-name="P5">de marketing, de sistemas de comércio eletrônico e de Centros de Interação com os Clientes</text:p>
            <text:p text:style-name="P5">(CIC), que são a evolução dos call-centers. </text:p>
            <text:p text:style-name="P5"/>
            <text:p text:style-name="P5">CRM Operacional podem ser descritos conforme a figura 17: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O principal meio de comunicação das empresas com seus clientes é telefone porque é melhor e mais completa, podendo se utilizar da emoção para enfatizar ou contralar os ânimos.</text:p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Bretzke, o telefone é o principal meio para a empresa comunicar-se com seus</text:p>
            <text:p text:style-name="P5">clientes. Primeiro, a comunicação é melhor e mais completa, a emoção pode ser controlada ou</text:p>
            <text:p text:style-name="P5">enfatizada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ARDOSO, Mário Sérgio, CRM em ambiente e-business: como se relacionar com clientes,</text:p>
            <text:p text:style-name="P5">aplicando novos recursos da Web – São Paulo: Atlas, 2001.</text:p>
          </table:table-cell>
          <table:table-cell table:style-name="Fichamento.A2" office:value-type="string">
            <text:p text:style-name="P5">Os call-centes estão em acensão principalmente no Brasil por ser usado como um meio essencial para o telemarketing e não somente um local onde só recebe reclamações dos clientes.</text:p>
            <text:p text:style-name="P5"/>
            <text:p text:style-name="P5"><text:soft-page-break/>Cerca de 70% dos contatos dos clientes com as empresas são realizadas através dos call-centers, que é um grupo de agentes e unidades de respostas por voz (VRU's), auxiliando os consumidores em dúvidas, suporte, pesquisas e transações (Cardoso e Filhom 2001:105). Ainda sobre os autores, os demais contatos 30% são realizados pela internet e os CIC's.</text:p>
            <text:p text:style-name="P5"/>
          </table:table-cell>
          <table:table-cell table:style-name="Fichamento.A2" office:value-type="string">
            <text:p text:style-name="P5">111</text:p>
          </table:table-cell>
          <table:table-cell table:style-name="Fichamento.E2" office:value-type="string">
            <text:p text:style-name="P5">Até bem pouco tempo atrás, o call-center era visto como um mal necessário pelas empresas para ouvirem as reclamações dos clientes. Atualmente, ele é um dos principais usos do telemarketing e está em contínuo <text:soft-page-break/>processo de expansão principalmente no Brasil.</text:p>
            <text:p text:style-name="P5">Segundo Cardoso e Filho (2001:105), 70% de todos os contatos com os consumidores ocorrem pelo call-</text:p>
            <text:p text:style-name="P5">center, que é um grupo de agentes e Unidades de Resposta por Voz (VRU’s), que assiste</text:p>
            <text:p text:style-name="P5">consumidores com suporte, pesquisa, averiguações e transações. Ainda segundo os autores, o call-center desenvolve e dinamiza os canais de vendas e serviços. Os 30% restantes dos contatos são feitos através da web ou de Contact Interaction Center (CIC’s)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Em pouco tempo é possível obter através do banco de dados informações sobre os clientes e seus respectivos histórico de pedidos, dúvidas etc., o que facilita o trabalho dos operadores pois dispõe da informação atualizada e forma rápida sobre o cliente.</text:p>
          </table:table-cell>
          <table:table-cell table:style-name="Fichamento.A2" office:value-type="string">
            <text:p text:style-name="P5">111</text:p>
          </table:table-cell>
          <table:table-cell table:style-name="Fichamento.E2" office:value-type="string">
            <text:p text:style-name="P5">Através do call-center, funcionários das empresas conseguem em poucos segundos</text:p>
            <text:p text:style-name="P5">visualizar todos os contatos ocorridos até então com o respectivo cliente, seus pedidos e dados atuais do produto a partir de bancos de dados, mantendo desta forma o atendente atualizado sobre o histórico daquele cliente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Em se tratado do ato de vender, a tecnologia e softwares não automatiza este momento, e sim, o seu resultado (Peppers e Rogers, 2000:54).</text:p>
          </table:table-cell>
          <table:table-cell table:style-name="Fichamento.A2" office:value-type="string">
            <text:p text:style-name="P5">114</text:p>
          </table:table-cell>
          <table:table-cell table:style-name="Fichamento.E2" office:value-type="string">
            <text:p text:style-name="P5">Peppers e Rogers (2000:54) este termo não seja exato. “A utilização de tecnologia e de sistemas</text:p>
            <text:p text:style-name="P5"><text:soft-page-break/>não “automatiza” as vendas ou os vendedores”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  <text:p text:style-name="P5"/>
            <text:p text:style-name="P5"/>
            <text:p text:style-name="P5">O uso do Database marketing, agora denominado de automação de marketing, acarreta a expansão da receita (ao favorecer a elevação de leads de melhor qualidade), produtividade (reduz o tempo de execução da tarefa) e demanda (melhora na execução das tarefas).</text:p>
            <text:p text:style-name="P5"/>
            <text:p text:style-name="P5">Observar os resultados analíticamente permite saber de forma mais nítida o retorno do investimento (ROI) das campanhas e as despesas associadas as receitas geradas.</text:p>
            <text:p text:style-name="P5"/>
            <text:p text:style-name="P5"/>
            <text:p text:style-name="P5"/>
          </table:table-cell>
          <table:table-cell table:style-name="Fichamento.A2" office:value-type="string">
            <text:p text:style-name="P5">116</text:p>
          </table:table-cell>
          <table:table-cell table:style-name="Fichamento.E2" office:value-type="string">
            <text:p text:style-name="P5">Segundo Peppers e Rogers (2000:52), “vendas e marketing representam 15 a 35% dos</text:p>
            <text:p text:style-name="P5">custos corporativos. Por isso, grande parte das iniciativas de automação de marketing e vendas tem a ver com redução de custos. Isso pode ser o único motivo para iniciar um projeto, mas essa é uma visão míope. Antes chamada de database marketing, a automação do marketing permite o aumento da produtividade das atividades geradoras de demanda, aumenta a receita, ao produzir mais leads e de melhor qualidade, reduz custos à medida que reduz o tempo e o trabalho na execução de tarefas. O acompanhamento analítico das atividades permite medir de forma precisa o Retorno sobre o Investimento (ROI) das campanhas, associando as despesas às receitas geradas”.</text:p>
            <text:p text:style-name="P5"/>
            <text:p text:style-name="P5">O sistema de automação de marketing deve contemplar funcionalidades como:</text:p>
            <text:p text:style-name="P5">Gerência de campanhas: seleção de audiências e segmentos, testes sofisticados, execução</text:p>
            <text:p text:style-name="P5"><text:soft-page-break/>automatizada, interações automatizadas, definição da seqüência de contato e follow-up, interações</text:p>
            <text:p text:style-name="P5"/>
            <text:p text:style-name="P5">personalizadas por meio da web e e-mail, com base em datas ou eventos ou com base em regras</text:p>
            <text:p text:style-name="P5">de negócio;</text:p>
            <text:p text:style-name="P5">Personalização de perfis, atualização automática de perfis, integração a outras fontes de</text:p>
            <text:p text:style-name="P5">dados, acompanhamento de permissões.</text:p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s empresas tem buscado a permissão dos seus clientes para poder enviá-los e-mails e é significativo para empresa manter registrado tais permissões.</text:p>
          </table:table-cell>
          <table:table-cell table:style-name="Fichamento.A2" office:value-type="string">
            <text:p text:style-name="P5">117</text:p>
          </table:table-cell>
          <table:table-cell table:style-name="Fichamento.E2" office:value-type="string">
            <text:p text:style-name="P5">Cardoso e Filho (2001:108) enfatizam que o acompanhamento de permissões consiste em manter os registros das várias opções feitas pela cliente no que diz respeito a receber mensagens e comunicações da empresa pelas várias formas de contato. As empresas, em sua maioria, têm</text:p>
            <text:p text:style-name="P5">pedido a permissão do cliente para enviar mensagens mediante e-mail, como já foi citado anteriormente em Marketing de Permissã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O CRM Analítco está associado ao conjunto de melhorias, medidas e antecipações dos relacionamento com <text:soft-page-break/>os clientes. <text:s/>Isto é possível através de informações relevantes sobre cada dos clientes de forma organizada. Com objetivo de fornecer informaçõres pertinentes que serão usadas para deliberar estratégias e reconhecer os perfis de seus clientes e identificando suas necessidades.</text:p>
            <text:p text:style-name="P5"/>
            <text:p text:style-name="P5">O que concerne o CRM Análitico alcançar com êxito as informações sobre dos cliente são as ferramentas de análise, mineração de dados (data mining), relatórios análiticos etc.. </text:p>
            <text:p text:style-name="P5"/>
            <text:p text:style-name="P5">O datawarehouse exerce também essa função de prover para as empresas informações sobre os clientes, por meio de uma fonte central de dados.</text:p>
            <text:p text:style-name="P5"/>
            <text:p text:style-name="P5"/>
          </table:table-cell>
          <table:table-cell table:style-name="Fichamento.A2" office:value-type="string">
            <text:p text:style-name="P5">117</text:p>
          </table:table-cell>
          <table:table-cell table:style-name="Fichamento.E2" office:value-type="string">
            <text:p text:style-name="P5">O CRM analítico é um conjunto de aplicativos de análise que auxiliam na previsão,</text:p>
            <text:p text:style-name="P5"><text:soft-page-break/>medição e otimização do relacionamento com os clientes. Ele possui uma infra-estrutura que permite obter todas as informações relevantes sobre os clientes além de organizá-las</text:p>
            <text:p text:style-name="P5">consistentemente. <text:s text:c="2"/>O CRM analítico serve para o ajuste</text:p>
            <text:p text:style-name="P5">das estratégias de diferenciação de clientes, bem como para o acompanhamento de seus hábitos, com o objetivo de identificar suas necessidades e os eventos que possam ocorrer na vida de cada um deles. <text:s/></text:p>
            <text:p text:style-name="P5"/>
            <text:p text:style-name="P5">Através de tratamento diferenciado, pode-se conseguir uma redução significativa dos custos de atendimento a esses clientes. <text:s/>as ferramentas de análise, mineração de dados (data mining), relatórios analíticos, etc. devem ter como única fonte de dados o Datawarehouse, base de dados históricos integrados que tem como objetivo fornecer uma visão</text:p>
            <text:p text:style-name="P5">única, orientada a assuntos, dos dados da empresa.</text:p>
          </table:table-cell>
        </table:table-row>
        <table:table-row>
          <table:table-cell table:style-name="Fichamento.A2" table:number-rows-spanned="4" office:value-type="string">
            <text:p text:style-name="P5">Docs/Artigos/CRM/1 GUEDES - <text:s/>TESE</text:p>
            <text:p text:style-name="P5"/>
          </table:table-cell>
          <table:table-cell table:style-name="Fichamento.A2" office:value-type="string">
            <text:p text:style-name="P5">BARRETO, M.I.F. Estudo da gestão do relacionamento do cliente – CRM e proposta</text:p>
            <text:p text:style-name="P5">de soluções para uma <text:soft-page-break/>empresa do setor sucroalcooleiro. 2004. Dissertação (Mestrado em</text:p>
            <text:p text:style-name="P5">Engenharia de Produção) – Escola de Engenharia de São Carlos, Universidade de São</text:p>
            <text:p text:style-name="P5">Paulo, São Carlos, 2004.</text:p>
          </table:table-cell>
          <table:table-cell table:style-name="Fichamento.A2" office:value-type="string">
            <text:p text:style-name="P5">Cada organização deve adaptar ao seu contexto de negócio a divesidade de componentes que envolvem o CRM.</text:p>
            <text:p text:style-name="P5"><text:soft-page-break/>Isto é favorável na visão de Barreto (2004), <text:s/>considerando o contexto empresarial único de cada organização, devendo portanto, identificar suas fatuidades estratégicas de CRM e suprir estas dificuldades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Isto se faz necessário, devido um sistema CRM possuir em sua arquitetura,</text:p>
            <text:p text:style-name="P5">diversidades e componentes <text:soft-page-break/>específicos para o atendimento das necessidades de cada</text:p>
            <text:p text:style-name="P5">organização, sendo o objeto específico deste estudo, o atendimento à uma legislação.</text:p>
            <text:p text:style-name="P5"/>
            <text:p text:style-name="P5">Barreto (2004) corrobora com esta visão afirmando que cada contexto organizacional</text:p>
            <text:p text:style-name="P5">é ímpar, sendo necessário identificar a necessidade da estratégia de CRM a ser adotada e</text:p>
            <text:p text:style-name="P5">sobretudo, personalizar cada estratégia conforme a realidade empresarial.</text:p>
          </table:table-cell>
        </table:table-row>
        <table:table-row>
          <table:covered-table-cell/>
          <table:table-cell table:style-name="Fichamento.A2" office:value-type="string">
            <text:p text:style-name="P5">XU, M.; WALTON, J. Gaining customer knowledge through analytical CRM.</text:p>
            <text:p text:style-name="P5">Industrial management &amp; Data Systems, 2005.</text:p>
            <text:p text:style-name="P5"/>
            <text:p text:style-name="P5">TEO, T.S.H.; DEVADOSS, P.; PAN, S.L. Towards a holistic perspective of customer</text:p>
            <text:p text:style-name="P5">relationship Management (CRM) implementation: A case study of the Housing and</text:p>
            <text:p text:style-name="P5">Development Board, Singapore. Decision Support Systems, 2006.</text:p>
          </table:table-cell>
          <table:table-cell table:style-name="Fichamento.A2" office:value-type="string">
            <text:p text:style-name="P7"><text:tab/>Ainda é possível observar nos estudos sobre o assunto um quarto tipo, o chamado de e-CRM, que é o conjunto de todos os tipos interagindo no ambiente da internet. (WALTON et tal, 2005)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um quarto tipo de CRM denominado e-CRM, interação dos três tipos principais interagirem com a mais nova realidade de negócios atual que é o ambiente da internet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o mundo web, tem-se notado uma grande evolução e também <text:soft-page-break/>um nível de sofisticação e funcionalidades desde as primeiras versões dos sistemas CRM. desta evolução tem-se se refletido no universo dos recursos que um sistema deste tipo atualmente vem a oferecer.</text:p>
          </table:table-cell>
        </table:table-row>
        <table:table-row>
          <table:covered-table-cell/>
          <table:table-cell table:style-name="Fichamento.A2" office:value-type="string">
            <text:p text:style-name="P5">TEO, T.S.H.; DEVADOSS, P.; PAN, S.L. Towards a holistic perspective of customer</text:p>
            <text:p text:style-name="P5">relationship Management (CRM) implementation: A case study of the Housing and</text:p>
            <text:p text:style-name="P5">Development Board, Singapore. Decision Support Systems, 2006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6</text:p>
          </table:table-cell>
          <table:table-cell table:style-name="Fichamento.E2" office:value-type="string">
            <text:p text:style-name="P5">De acordo Teo et tal (2006) CRM operacional inclui subsistemas ou módulos que viabilizam os processos de negócio da organização. tais subsistemas ou módulos estão relacionados à entrega de serviços ao cliente, envolvendo as tarefas e os processos de negócio do back-office como por exemplo o processo de serviço de reclamação e/ou atendimento ao cliente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XU, M.; WALTON, J. Gaining customer knowledge through analytical CRM.</text:p>
            <text:p text:style-name="P5">Industrial management &amp; Data Systems, 2005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7</text:p>
          </table:table-cell>
          <table:table-cell table:style-name="Fichamento.E2" office:value-type="string">
            <text:p text:style-name="P5">Xu e Walton (2005) corroboram com esta visão afirmando que um típico CRM operacional contempla o centro de gerência de contatos e</text:p>
            <text:p text:style-name="P5">atendimento a clientes e também à integração ao ambiente Web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7</text:p>
          </table:table-cell>
          <table:table-cell table:style-name="Fichamento.E2" office:value-type="string">
            <text:p text:style-name="P5">Do ponto de vista de arquitetura de sistemas Greenberg (2001) enfatiza que na</text:p>
            <text:p text:style-name="P5">essência todos os sistemas CRM Operacionais possuem componentes iguais, porém é de</text:p>
            <text:p text:style-name="P5"><text:soft-page-break/>suma importância identificar as diferenças entre os vários produtos.</text:p>
            <text:p text:style-name="P5"/>
            <text:p text:style-name="P5">Ainda neste sentido Greenberg (2001) cita as funcionalidades mínimas que</text:p>
            <text:p text:style-name="P5">deverá dispor o CRM Operacional nos seus diversos componentes:</text:p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A) Componente: Centro de Interação ao Cliente (CIC)</text:p>
            <text:p text:style-name="P5">•</text:p>
            <text:p text:style-name="P5">Funcionalidades:</text:p>
            <text:p text:style-name="P5">Roteamento de chamada, gerenciamento de fila das</text:p>
            <text:p text:style-name="P5">ligações telefônicas, monitoramento e registro do evento e fluxo de trabalho</text:p>
            <text:p text:style-name="P5">dos atendente, abertura e gerenciamento dos processos e pendências,</text:p>
            <text:p text:style-name="P5">mensuração do desempenho do atendimento, atualização de cadastros,</text:p>
            <text:p text:style-name="P5">gravação e armazenamento das chamada dos client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Pepers e Rogers (2001) afirmam que a maioria das empresas considera o Call Center</text:p>
            <text:p text:style-name="P5">como um centro de custo e consequentemente tenta continuamente reduzir as <text:soft-page-break/>despesas a ele associado. Mas quando o call center evolui para um centro de interação com o</text:p>
            <text:p text:style-name="P5">consumidor de forma completa, robusta e multicanal, ele se transforma em uma ferramenta</text:p>
            <text:p text:style-name="P5">de geração de lucr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8</text:p>
          </table:table-cell>
          <table:table-cell table:style-name="Fichamento.E2" office:value-type="string">
            <text:p text:style-name="P5">B) Componente: Automação da força de vendas (SFA – Sales Force</text:p>
            <text:p text:style-name="P5">Automation)</text:p>
            <text:p text:style-name="P5">•</text:p>
            <text:p text:style-name="P5">Funcionalidades:</text:p>
            <text:p text:style-name="P5">Gerenciamento de contas, contatos, oportunidades,</text:p>
            <text:p text:style-name="P5">processo de vendas (pipeline), previsão de vendas, orçamento, pedidos,</text:p>
            <text:p text:style-name="P5">sincronização de dados, ferramentas para geração de relatórios e o uso de</text:p>
            <text:p text:style-name="P5">dispositivos móveis como smartphones, palmtops, laptop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9</text:p>
          </table:table-cell>
          <table:table-cell table:style-name="Fichamento.E2" office:value-type="string">
            <text:p text:style-name="P5">C) Componente: Automação do Marketing (EMA – Automação do Marketing</text:p>
            <text:p text:style-name="P5">Empresarial)</text:p>
            <text:p text:style-name="P5">•</text:p>
            <text:p text:style-name="P5">Funcionalidades: sistemas de informação sobre os clientes, extração e análise das informações, planejamento e definição da campanha de <text:soft-page-break/>marketing com base na análise de dados estatísticos, lançamento de campanha, gerenciamento de respostas e uma ferramenta de fluxo de trabalho de modo que haja uma visão uniforme do cliente por toda a empresa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Pepper e Rogers (2004) Os sistemas de automação de marketing deverão contemplar as seguintes funcionalidades: </text:p>
            <text:p text:style-name="P5"/>
            <text:p text:style-name="P5">Gerência de campanhas: seleção de audiências e segmentos, testes sofisticados, execução automatizada, interações automatizadas, definição da sequência de contato e follow-up, interações personalizadas através da Web e de e-mail, com</text:p>
            <text:p text:style-name="P5">base em datas e eventos ou com base em regras de negócio.</text:p>
            <text:p text:style-name="P5">Perfilização: personalização de perfis; atualização automática de perfis, integração a outras fontes de dados e acompanhamento de permissõ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integração a outras fontes de dados e acompanhamento de permissões.</text:p>
            <text:p text:style-name="P5">O CRM operacional por si só não consegue atender toda a necessidade da</text:p>
            <text:p text:style-name="P5"><text:soft-page-break/>organização, pois representa somente uma parte da ferramenta CRM, devendo este ter</text:p>
            <text:p text:style-name="P5">integração com outras tipologias CRM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CRM é o Colaborativo que tem por finalidade englobar todos os</text:p>
            <text:p text:style-name="P5">pontos de contato com o cliente, onde ocorre a interação entre ele e a empresa. (Pepper e Rogers, 2004)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GREENBERG, P. CRM na velocidade da Luz. Rio de Janeiro: Campus, 2001. 409p.</text:p>
            <text:p text:style-name="P5">GULATI, R.; GARINO, J. Get the right mix of bricks &amp; clicks. Harvard Business</text:p>
            <text:p text:style-name="P5">Review, n.78, p.107-114, 2008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1</text:p>
          </table:table-cell>
          <table:table-cell table:style-name="Fichamento.E2" office:value-type="string">
            <text:p text:style-name="P5">Greenberg (2001) define o CRM Colaborativo como o centro da comunicação, da</text:p>
            <text:p text:style-name="P5">rede de coordenação que fornece os caminhos para clientes e fornecedor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HEN, J. I; POPOVICH, K. Understanding customer relationship (CRM) People,</text:p>
            <text:p text:style-name="P5">process and technology. Business Process Management Journal, v.9, n.5. p.672-688,</text:p>
            <text:p text:style-name="P5">2003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1</text:p>
          </table:table-cell>
          <table:table-cell table:style-name="Fichamento.E2" office:value-type="string">
            <text:p text:style-name="P5">Do ponto de vista de integração, Chen e Popovich (2003) afirmam que, antes da</text:p>
            <text:p text:style-name="P5">utilização dos sistemas CRM, os diversos pontos de contato como os sistemas de telefonia,</text:p>
            <text:p text:style-name="P5">Web, e-mail, vendas, mala direta, operações de telemarketing, call center, propaganda,</text:p>
            <text:p text:style-name="P5">fax, pagers, lojas e quiosques eletrônicos eram controlados por sistemas de informática</text:p>
            <text:p text:style-name="P5">distintos. Desta forma o CRM Colaborativo vem para para integrar estes diversos canais e</text:p>
            <text:p text:style-name="P5"><text:soft-page-break/>todos os pontos de contat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23T23:38:03</meta:creation-date>
    <dc:date>2011-11-26T00:56:33</dc:date>
    <dc:creator>Thales Pereira</dc:creator>
    <meta:editing-duration>PT18H19M47S</meta:editing-duration>
    <meta:editing-cycles>325</meta:editing-cycles>
    <meta:generator>LibreOffice/3.4$Unix LibreOffice_project/340m1$Build-402</meta:generator>
    <meta:document-statistic meta:table-count="1" meta:image-count="0" meta:object-count="0" meta:page-count="18" meta:paragraph-count="265" meta:word-count="3636" meta:character-count="23355" meta:non-whitespace-character-count="19941"/>
  </office:meta>
</office:document-meta>
</file>